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107e" officeooo:paragraph-rsid="0009107e"/>
    </style:style>
    <style:style style:name="P2" style:family="paragraph" style:parent-style-name="Standard">
      <style:text-properties style:font-name="Trebuchet MS" fo:font-size="20pt" fo:font-weight="bold" officeooo:rsid="0009107e" officeooo:paragraph-rsid="0009107e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Trebuchet MS" officeooo:rsid="0009107e" officeooo:paragraph-rsid="0009107e"/>
    </style:style>
    <style:style style:name="P4" style:family="paragraph" style:parent-style-name="Standard" style:list-style-name="L1">
      <style:text-properties style:font-name="Trebuchet MS" officeooo:rsid="0009107e" officeooo:paragraph-rsid="0009107e"/>
    </style:style>
    <style:style style:name="P5" style:family="paragraph" style:parent-style-name="Standard" style:list-style-name="L2">
      <style:text-properties style:font-name="Trebuchet MS" officeooo:rsid="0009107e" officeooo:paragraph-rsid="0009107e"/>
    </style:style>
    <style:style style:name="P6" style:family="paragraph" style:parent-style-name="Standard" style:list-style-name="L5">
      <style:text-properties style:font-name="Trebuchet MS" officeooo:rsid="0009107e" officeooo:paragraph-rsid="0009107e"/>
    </style:style>
    <style:style style:name="P7" style:family="paragraph" style:parent-style-name="Standard" style:list-style-name="L2">
      <style:text-properties style:font-name="Trebuchet MS" officeooo:paragraph-rsid="0009107e"/>
    </style:style>
    <style:style style:name="P8" style:family="paragraph" style:parent-style-name="Standard" style:list-style-name="L5">
      <style:text-properties style:use-window-font-color="true" style:font-name="Trebuchet MS" officeooo:rsid="0009107e" officeooo:paragraph-rsid="0009107e"/>
    </style:style>
    <style:style style:name="P9" style:family="paragraph" style:parent-style-name="Standard">
      <style:text-properties style:use-window-font-color="true" style:font-name="Trebuchet MS" officeooo:rsid="0009107e" officeooo:paragraph-rsid="0009107e"/>
    </style:style>
    <style:style style:name="P10" style:family="paragraph" style:parent-style-name="Standard">
      <style:text-properties style:use-window-font-color="true" style:font-name="Trebuchet MS" officeooo:rsid="0009c5c5" officeooo:paragraph-rsid="0009c5c5"/>
    </style:style>
    <style:style style:name="P11" style:family="paragraph" style:parent-style-name="Standard">
      <style:text-properties style:use-window-font-color="true" style:font-name="Consolas" officeooo:rsid="0009c5c5" officeooo:paragraph-rsid="0009c5c5"/>
    </style:style>
    <style:style style:name="P12" style:family="paragraph">
      <style:text-properties style:font-name="Consolas" fo:font-size="12pt" style:font-name-complex="Consolas"/>
    </style:style>
    <style:style style:name="P13" style:family="paragraph">
      <loext:graphic-properties draw:fill="solid" draw:fill-color="#eeeeee"/>
      <style:text-properties style:font-name="Consolas" fo:font-size="12pt" style:font-name-complex="Consolas"/>
    </style:style>
    <style:style style:name="T1" style:family="text">
      <style:text-properties officeooo:rsid="0009107e"/>
    </style:style>
    <style:style style:name="T2" style:family="text">
      <style:text-properties fo:font-variant="normal" fo:text-transform="none" fo:color="#0366d6" style:text-line-through-style="none" style:text-line-through-type="none" style:font-name="Trebuchet MS" fo:font-size="12pt" fo:letter-spacing="normal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107e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style:font-name="Trebuchet MS"/>
    </style:style>
    <style:style style:name="T7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eeeeee" fo:min-height="2.937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HCE Kata</text:p>
      <text:p text:style-name="P3"/>
      <text:p text:style-name="P1"><text:a xlink:type="simple" xlink:href="http://garajeando.blogspot.com.es/2016/05/the-ohce-kata-short-and-simple-exercise.html" text:style-name="Internet_20_link" text:visited-style-name="Visited_20_Internet_20_Link"><text:span text:style-name="T2">http://garajeando.blogspot.com.es/2016/05/the-ohce-kata-short-and-simple-exercise.html</text:span></text:a><text:span text:style-name="T6"> </text:span></text:p>
      <text:p text:style-name="P3"/>
      <text:p text:style-name="P3"><text:span text:style-name="T3">ohce</text:span> es una aplicación de consola que escribe lo que se escribe a través de la consola, pero dandole la vuelta.</text:p>
      <text:p text:style-name="P3"/>
      <text:p text:style-name="P3">Aunque parezca una aplicación tonta, <text:span text:style-name="T3">ohce</text:span> consta de una cosa o dos:</text:p>
      <text:p text:style-name="P3"/>
      <text:list xml:id="list1118276365" text:style-name="L1">
        <text:list-item>
          <text:p text:style-name="P4">Cuando se arranca <text:span text:style-name="T3">oche</text:span>, esta te saluda de forma diferente dependiendo de la hora del día, pero solo en Español.<text:line-break/></text:p>
        </text:list-item>
      </text:list>
      <text:list xml:id="list1404140863" text:style-name="L2">
        <text:list-item>
          <text:list>
            <text:list-item>
              <text:p text:style-name="P5">Entre las 20 y las 6, <text:span text:style-name="T3">ohce</text:span> te saludará diciendo: <text:span text:style-name="T5">!Buenas noches &lt;tu_nombre&gt;!</text:span></text:p>
            </text:list-item>
            <text:list-item>
              <text:p text:style-name="P5">Entre las 6 y las 12, <text:span text:style-name="T3">ohce</text:span> te saludará diciendo: !Buenos días &lt;tu_nombre&gt;!</text:p>
            </text:list-item>
            <text:list-item>
              <text:p text:style-name="P7"><text:span text:style-name="T1">Entre las 12 y las 20, </text:span><text:span text:style-name="T4">ohce</text:span><text:span text:style-name="T1"> te saludará diciendo: !Buenas tardes &lt;tu_nombre&gt;!<text:line-break/></text:span></text:p>
            </text:list-item>
          </text:list>
        </text:list-item>
      </text:list>
      <text:list xml:id="list4200790068" text:style-name="L5">
        <text:list-item>
          <text:p text:style-name="P6">Cuando introduces un palíndromo, este le gusta a <text:span text:style-name="T3">ohce</text:span> y, después de darle la vuelta y mostrarlo, añade: <text:span text:style-name="T5">¡Bonita palabra!<text:line-break/></text:span></text:p>
        </text:list-item>
        <text:list-item>
          <text:p text:style-name="P8">Ohce sabe cuando parar, solo tienes que escribir <text:span text:style-name="T7">Stop!</text:span> y contestará <text:span text:style-name="T5">Adios &lt;tu nombre&gt;</text:span> y finalizará.</text:p>
        </text:list-item>
      </text:list>
      <text:p text:style-name="P9"/>
      <text:p text:style-name="P10">Este es un ejemplo de uso de ohce por la mañana:</text:p>
      <text:p text:style-name="P10"/>
      <text:p text:style-name="P11"><draw:frame text:anchor-type="paragraph" draw:z-index="0" draw:name="Shape1" draw:style-name="gr1" draw:text-style-name="P13" svg:width="6.6776in" svg:height="2.9378in" svg:x="0.0075in" svg:y="0.0535in"><draw:text-box><text:p text:style-name="P12"/><text:p text:style-name="P12">$ ohce Pedro</text:p><text:p text:style-name="P12">&gt; !Buenos días Pedro!</text:p><text:p text:style-name="P12">$ hola</text:p><text:p text:style-name="P12">&gt; aloh</text:p><text:p text:style-name="P12">$ oto</text:p><text:p text:style-name="P12">&gt; oto</text:p><text:p text:style-name="P12">&gt; !Bonita palabra!</text:p><text:p text:style-name="P12">$ stop</text:p><text:p text:style-name="P12">&gt; pots</text:p><text:p text:style-name="P12">$ Stop!</text:p><text:p text:style-name="P12">&gt; Adios Pedr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7:24:59.452000000</meta:creation-date>
    <dc:date>2017-04-29T17:52:47.094000000</dc:date>
    <meta:editing-duration>PT6M52S</meta:editing-duration>
    <meta:editing-cycles>2</meta:editing-cycles>
    <meta:generator>LibreOffice/5.3.1.2$Windows_X86_64 LibreOffice_project/e80a0e0fd1875e1696614d24c32df0f95f03deb2</meta:generator>
    <meta:document-statistic meta:table-count="0" meta:image-count="0" meta:object-count="0" meta:page-count="1" meta:paragraph-count="11" meta:word-count="148" meta:character-count="891" meta:non-whitespace-character-count="756"/>
  </office:meta>
</office:document-meta>
</file>